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a9ab0" style:font-weight-asian="bold" style:font-weight-complex="bold"/>
    </style:style>
    <style:style style:name="P3" style:family="paragraph" style:parent-style-name="Standard">
      <style:text-properties officeooo:paragraph-rsid="000a9ab0"/>
    </style:style>
    <style:style style:name="P4" style:family="paragraph" style:parent-style-name="Standard">
      <style:text-properties officeooo:paragraph-rsid="000bcc18"/>
    </style:style>
    <style:style style:name="P5" style:family="paragraph" style:parent-style-name="Standard">
      <style:text-properties officeooo:paragraph-rsid="000d7fee"/>
    </style:style>
    <style:style style:name="P6" style:family="paragraph" style:parent-style-name="Standard">
      <style:text-properties officeooo:paragraph-rsid="000f37bc"/>
    </style:style>
    <style:style style:name="P7" style:family="paragraph" style:parent-style-name="Standard">
      <style:text-properties officeooo:paragraph-rsid="00137c77"/>
    </style:style>
    <style:style style:name="P8" style:family="paragraph" style:parent-style-name="Standard">
      <style:text-properties officeooo:paragraph-rsid="00137c77" fo:background-color="transparent"/>
    </style:style>
    <style:style style:name="P9" style:family="paragraph" style:parent-style-name="Standard">
      <style:text-properties fo:background-color="#00ffff"/>
    </style:style>
    <style:style style:name="P10" style:family="paragraph" style:parent-style-name="Standard">
      <style:text-properties officeooo:paragraph-rsid="00137c77" fo:background-color="#ff4500"/>
    </style:style>
    <style:style style:name="P11" style:family="paragraph" style:parent-style-name="Standard">
      <style:text-properties officeooo:paragraph-rsid="00137c77" fo:background-color="#ff0000"/>
    </style:style>
    <style:style style:name="P12" style:family="paragraph" style:parent-style-name="Standard">
      <style:text-properties fo:font-variant="normal" fo:text-transform="none" fo:color="#333333" style:text-line-through-style="none" style:text-line-through-type="none" style:font-name="Georgia" fo:font-size="14.25pt" fo:letter-spacing="normal" fo:font-style="normal" style:text-underline-style="none" fo:font-weight="normal" officeooo:paragraph-rsid="00137c77" style:text-blinking="false" loext:padding="0cm" loext:border="none"/>
    </style:style>
    <style:style style:name="T1" style:family="text">
      <style:text-properties fo:background-color="#fff200" loext:char-shading-value="0"/>
    </style:style>
    <style:style style:name="T2" style:family="text">
      <style:text-properties fo:background-color="transparent" loext:char-shading-value="0"/>
    </style:style>
    <style:style style:name="T3" style:family="text">
      <style:text-properties fo:background-color="#ffff00" loext:char-shading-value="0"/>
    </style:style>
    <style:style style:name="T4" style:family="text">
      <style:text-properties fo:background-color="#00ffff" loext:char-shading-value="0"/>
    </style:style>
    <style:style style:name="T5" style:family="text">
      <style:text-properties fo:color="#004b83" style:text-underline-style="solid" style:text-underline-width="auto" style:text-underline-color="font-color" fo:background-color="transparent" loext:char-shading-value="0"/>
    </style:style>
    <style:style style:name="T6" style:family="text">
      <style:text-properties fo:background-color="#ff0000" loext:char-shading-value="0"/>
    </style:style>
    <style:style style:name="T7" style:family="text">
      <style:text-properties officeooo:rsid="00137c77" fo:background-color="#ff0000" loext:char-shading-value="0"/>
    </style:style>
    <style:style style:name="T8" style:family="text">
      <style:text-properties officeooo:rsid="0011614b"/>
    </style:style>
    <style:style style:name="T9" style:family="text">
      <style:text-properties officeooo:rsid="00137c77"/>
    </style:style>
    <style:style style:name="T10" style:family="text">
      <style:text-properties fo:background-color="#ff45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ndo</text:p>
      <text:p text:style-name="Standard"/>
      <text:p text:style-name="Standard"><text:span text:style-name="T2">La predicción genómica (GP) es un método mediante el cual la información del polimorfismo del ADN se utiliza para predecir el valor genético de los individuos para rasgos complejos. </text:span>La disponibilidad de genotipado de polimorfismo de nucleótido único (SNP) de alto rendimiento de una manera rentable ha llevado a GP a convertirse en una herramienta estándar en el análisis y la mejora de rasgos complejos [ 1]. GP ha revolucionado los programas de mejoramiento en plantas y animales y, hoy en día, los métodos de GP también se usan ampliamente en genética o ecología humana. <text:span text:style-name="T1">Sin embargo, la GP es más costosa que la crianza tradicional basada en el pedigrí. GP puede ser difícil de implementar en escenarios prácticos, debido en parte a la dificultad de optimizar las estrategias de genotipado y la incertidumbre sobre la base genética de rasgos complejos. Por ello, es muy recomendable evaluar con antelación sus ventajas potenciales y el rendimiento esperado. La precisión del GP depende de un gran número de factores. Varios de estos pueden ser controlados por el profesional, hasta cierto punto, como el número de SNP, el número de individuos, la intensidad de la selección y el método de evaluación. Otros factores no se pueden modificar, como el desequilibrio de ligamiento e incluso se desconocen (arquitectura genética).2 , 3 ], sigue siendo difícil evaluar analíticamente la influencia de estos factores en escenarios prácticos entre generaciones. </text:span><text:span text:style-name="T4">Para este propósito, la simulación por computadora estocástica es la opción más confiable.</text:span><text:span text:style-name="T3"> Aunque se desconocen los factores críticos, como la arquitectura genética detallada de los rasgos complejos, los principales parámetros genéticos se conocen bastante bien para la mayoría de los rasgos complejos, como la heredabilidad y la distribución de los efectos genéticos, que pueden aproximarse mediante una distribución gamma [ 4 , 5 ]. , 6 ].</text:span> <text:span text:style-name="T4">Por lo tanto, se puede realizar un estudio de simulación para evaluar el efecto del número de nucleótidos de rasgos cuantitativos (QTN) de loci causales y de su ubicación para evaluar la solidez de las predicciones.</text:span></text:p>
      <text:p text:style-name="P9"/>
      <text:p text:style-name="Standard">Aquí, presentamos <text:span text:style-name="T6">una versátil herramienta de simulación directa de python3, SeqBreed, para evaluar el rendimiento de GP en escenarios genéricos y con cualquier arquitectura genética (es decir, la cantidad de QTN, sus efectos y ubicación, y la cantidad de rasgos). El propósito de SeqBreed es generar datos de fenotipo y genotipo de individuos bajo diferentes estrategias de selección (genómica).</text:span> SeqBreed está inspirado en un programa de software pSBVB fortran anterior [ 7 ], pero el código se ha reescrito en python3 y se han agregado muchas opciones nuevas. Python puede ser mucho más lento que los lenguajes compilados, pero es mucho más fácil y amigable de usar, lo que permite la interacción directa con el usuario para, por ejemplo, hacer parcelas o controlar las decisiones de selección y reproducción. Además, muchas bibliotecas en python, como 'numpy' ( https://numpy.org/) o 'pandas' ( https://pandas.pydata.org/ ), son contenedores en lenguajes compilados, de modo que una programación cuidadosa alivia significativamente la velocidad limitada de Python nativo. Por lo tanto, SeqBreed es mucho más versátil que pSBVB e incorpora muchas opciones nuevas, como los estudios de asociación del genoma completo (GWAS) y el análisis de componentes principales (PCA). Lo que es más importante, permite la implementación automática de procedimientos de selección genómica estándar. Los detalles de uso y las características principales de SeqBreed se describen a continuación y en el sitio de GitHub adjunto https://github.com/miguelperezenciso/SeqBreed .</text:p>
      <text:p text:style-name="Standard"/>
      <text:p text:style-name="P2">Implementación</text:p>
      <text:p text:style-name="P3"/>
      <text:p text:style-name="P3">- Esquema</text:p>
      <text:p text:style-name="P3"/>
      <text:p text:style-name="P3"><text:span text:style-name="T6">En términos generales, SeqBreed toma datos de genotipo/secuencia de una población fundadora y simula fenotipos de acuerdo con una arquitectura genética predeterminada.</text:span> <text:span text:style-name="T6">Los genomas y fenotipos de los descendientes se pueden simular mediante selección o deriva aleatoria. De forma predeterminada, la selección se simula en un número predeterminado de generaciones e intensidades de selección.</text:span> <text:soft-page-break/><text:span text:style-name="T6">SeqBreed ofrece una gran flexibilidad al usuario. Por ejemplo, la precisión de GP con varias matrices SNP se puede comparar simultáneamente utilizando los mismos datos; se puede generar descendencia de pares específicos de padres; y se puede simular descendencia dihaploide. SeqBreed se puede ejecutar mediante scripts o de forma interactiva, donde el usuario puede, por ejemplo, obtener parcelas para cada generación o generar datos de genotipo de un conjunto determinado de individuos.</text:span> Los ejemplos del uso del programa se encuentran en el cuaderno jupyter de GitHub.https://github.com/miguelperezenciso/SeqBreed/blob/master/SeqBreed_tutorial.ipynb y en el script de python https://github.com/miguelperezenciso/SeqBreed/blob/master/main.py .</text:p>
      <text:p text:style-name="P3"/>
      <text:p text:style-name="P3">SeqBreed está programado en python3 utilizando un paradigma orientado a objetos. <text:span text:style-name="T6">El diagrama de flujo genérico de SeqBreed se visualiza en la Fig. <text:s/>1 .</text:span> <text:span text:style-name="T6">Como entrada, SeqBreed requiere como mínimo un archivo de genotipo de la población base fundadora en formato vcf [ 8 ] o similar a plink [ 9 ].</text:span> Una ejecución típica de SeqBreed consta de los siguientes pasos:</text:p>
      <text:p text:style-name="P3"/>
      <text:p text:style-name="P4">1. Cargue los genotipos de la secuencia fundadora en formato vcf o plink. El programa determina automáticamente la ploidía y el número de cromosomas y SNP.</text:p>
      <text:p text:style-name="P4">2. Especificar las características del genoma. Se pueden especificar SNP ligados al sexo y/o tasas de recombinación.</text:p>
      <text:p text:style-name="P4">3. Especifique las heredabilidades deseadas y los SNP causales (QTN) y sus efectos para cada rasgo. Las variaciones ambientales se infieren dados los genomas fundadores, los efectos QTN y las heredabilidades.</text:p>
      <text:p text:style-name="P4">4. Los genomas y fenotipos de los descendientes se simulan eliminando genes a lo largo de un pedigrí predeterminado o implementando la selección.</text:p>
      <text:p text:style-name="P4"/>
      <text:p text:style-name="P5">- Especificación de las características del genoma y la arquitectura genética </text:p>
      <text:p text:style-name="P5"/>
      <text:p text:style-name="P5">De forma predeterminada, SeqBreed asume que todos los loci son autosómicos y una tasa de recombinación de 1 cM = 1 Mb en todo el genoma. Incluye opciones para especificar cromosomas sexuales o mitocondriales, y mapas de recombinación locales y específicos del sexo. Una región pseudoautosómica (PAR) no se adapta a los cromosomas sexuales, es decir, se supone que todo el cromosoma Y no es recombinante. Un cromosoma mitocondrial es un cromosoma no recombinante que se transmite por vía materna. SeqBreed permite la autopoliploidía de cualquier nivel, que se detecta automáticamente a partir de archivos vcf. El modelado preciso de la meiosis en poliploides es notoriamente difícil [ 11 , 12 ] y SeqBreed implementa un algoritmo simplificado:</text:p>
      <text:p text:style-name="P5"/>
      <text:p text:style-name="P6">1. Para cada id de cromosoma, los homólogos se emparejan aleatoriamente.</text:p>
      <text:p text:style-name="P6">2. Dentro de cada par de homólogos, los eventos de cruce se generan como para los diploides, es decir, no se modela ninguna interacción entre los cromosomas homólogos y el número de eventos de cruce se simula siguiendo una distribución de Poisson con una tasa igual a la longitud del cromosoma en Morgans.</text:p>
      <text:p text:style-name="P6">3. Los cromosomas sexuales se modelan con una ploidía máxima de 2.</text:p>
      <text:p text:style-name="P6"/>
      <text:p text:style-name="P6">Por lo tanto, nuestro algoritmo no modela completamente la interacción del apareamiento preferencial de cromosomas homólogos y la doble reducción derivada de la formación multivalente [ 13 ]. Para los propósitos de este software (es decir, comparación de estrategias de GP durante un número limitado de generaciones), es poco probable que esta aproximación tenga un efecto dramático.</text:p>
      <text:p text:style-name="P6"/>
      <text:p text:style-name="P6"><text:span text:style-name="T6">SeqBreed permite la simulación de cualquier número de rasgos fenotípicos, independientemente de la ploidía. Para cada rasgo, se debe especificar la heredabilidad en sentido amplio. </text:span>Hay tres opciones para <text:soft-page-break/>especificar el número de QTN y sus efectos ( https://github.com/miguelperezenciso/SeqBreed#3-specifying-genetic-architecture ): (i) se muestrea un número aleatorio de posiciones de QTN en todo el genoma y los efectos aditivos se muestrean a partir de una distribución gammaΓ(forma = 0.2 y escala = 5), como lo sugieren Caballero et al. [ 5 ]; (ii) las posiciones del QTN se especifican en un archivo y los efectos aditivos se muestrean a partir de una distribución gamma; y <text:span text:style-name="T6">(iii) las posiciones QTN y los efectos aditivos y dominantes para cada rasgo se especifican en un archivo externo.</text:span> De forma predeterminada, los QTN no se eliminan de los datos de secuencia para realizar la evaluación genómica. Para eliminar QTN de la evaluación, se puede definir un chip SNP que excluya el QTN. Las opciones (i) y (ii) solo se pueden usar con un rasgo y sin dominancia. SeqBreed ajusta la variación ambiental <text:span text:style-name="T8">var(e) para recuperar las heredabilidades de sentido amplio deseadas (H2) de …, donde var(g) es la varianza de los valores genotípicos de los individuos de la población fundadora. El valor genotípico para el individuo 𝑖 Se define como: </text:span></text:p>
      <text:p text:style-name="P6"/>
      <text:p text:style-name="P6">…</text:p>
      <text:p text:style-name="P6"/>
      <text:p text:style-name="P6">donde 𝑛𝑄𝑇𝑁 es el número de QTN, 𝑎𝑗 es el efecto aditivo de la 𝑗-th QTN, es decir, la mitad de la diferencia esperada entre genotipos homocigotos, con 𝛾... tomando los valores − 1, 0 y 1 para genotipos homocigotos, heterocigotos y homocigotos alternativos, respectivamente, 𝑑𝑗 es el efecto de dominancia de la 𝑗-th QTN, con … tomando el valor 1 si el genotipo es heterocigoto y 0 en caso contrario. En el caso de poliploides:</text:p>
      <text:p text:style-name="P6"/>
      <text:p text:style-name="P6">….</text:p>
      <text:p text:style-name="P6"/>
      <text:p text:style-name="P7">donde ... es el número de copias del alelo alternativo (codificado como 1) menos la mitad de la ploidía para el 𝑗-th QTN y el 𝑖-th individuo, y 𝑎𝑗 es por lo tanto el cambio esperado en el fenotipo por copia del alelo '1' en el 𝑗-ésimo QTN. En poliploides, técnicamente se pueden definir tantos coeficientes de dominancia como niveles de ploidía (h) menos dos, lo que no es práctico. Como en pSBVB [ <text:bookmark text:name="ref-link-section-d364223723e925"/><text:a xlink:type="simple" xlink:href="https://gsejournal.biomedcentral.com/articles/10.1186/s12711-020-0530-2#ref-CR7" text:style-name="Internet_20_link" text:visited-style-name="Visited_20_Internet_20_Link"><text:span text:style-name="T5">7</text:span></text:a> ], definimos<text:bookmark text:name="MathJax-Element-21-Frame"/><text:bookmark text:name="MathJax-Span-270"/><text:bookmark text:name="MathJax-Span-271"/><text:bookmark text:name="MathJax-Span-272"/> … como el número mínimo de copias del alelo '1' tal que el fenotipo esperado es <text:span text:style-name="T9">d (ver Figura 1 en Zingaretti et al. [ 7 ]). Usos de SeqBreed … , es decir, todos los individuos heterocigotos tienen el mismo valor de genotipo que el homocigoto completo '1'. S</text:span><text:span text:style-name="T7">eqBreed calcula valores genotípicos para cada individuo y simula fenotipos a partir de … .</text:span></text:p>
      <text:p text:style-name="P7"/>
      <text:p text:style-name="P7"><text:span text:style-name="T6">Para varios rasgos, el usuario debe especificar los efectos QTN aditivos y dominantes por separado para cada rasgo. Esto se hace a través de un archivo de texto externo, donde se especifican los efectos QTN aditivos y dominantes para cada rasgo </text:span>(opción 3 en https://github.com/miguelperezenciso/SeqBreed#3-specifying-genetic-architecture ). N<text:span text:style-name="T10">o existe una suposición específica sobre las correlaciones genéticas entre los rasgos. Para simular que no hay pleiotropía, QTN para cada rasgo tiene cero efectos para todos los demás rasgos. Tenga en cuenta que esto no impide que surja una correlación genética distinta de cero del desequilibrio de ligamiento. El programa no ajusta automáticamente las correlaciones genéticas deseadas y, por lo tanto, es posible que sea necesario probar diferentes valores de QTN para ajustar las correlaciones deseadas. Las correlaciones ambientales son siempre cero.</text:span></text:p>
      <text:p text:style-name="P10"/>
      <text:p text:style-name="P8">Por lo general, es difícil encontrar datos de secuencias reales para generar una población fundadora de tamaño razonable. Para adaptarse a esto, SeqBreed puede generar individuos fundadores 'ficticios' mediante la combinación aleatoria de haplotipos recombinantes. Esto se puede hacer de dos maneras, ya sea generando un pedigrí aleatorio y simulando un nuevo individuo fundador eliminando genes a lo largo de este pedigrí, o simulando directamente una cantidad de puntos de ruptura de recombinación y <text:soft-page-break/>asignando genotipos fundadores aleatorios a cada bloque entre los puntos de ruptura de recombinación ( https ://github.com/miguelperezenciso/SeqBreed/blob/master/README.md#breeding-population ).</text:p>
      <text:p text:style-name="P8"/>
      <text:p text:style-name="P8">- Implementación de eliminación y selección de genes.</text:p>
      <text:p text:style-name="P8"/>
      <text:p text:style-name="P11">Seqbreed se puede ejecutar a lo largo de un pedigrí predeterminado o usando una combinación de opciones (se proporcionan varios ejemplos en el sitio de GitHub). También es posible generar nuevos individuos de forma interactiva, incluidos los dihaploides. Para acelerar los cálculos y evitar el uso innecesario de la memoria, solo se almacenan las interrupciones de recombinación y los identificadores de haplotipos ancestrales para cada individuo (consulte la Figura 1 en [ 14 ]). SeqBreed permite calcular los valores genéticos estimados utilizando varios métodos de GP. También permite definir varias listas de SNP (chips SNP), de modo que el rendimiento de GP se pueda comparar fácilmente entre chips. Desde un punto de vista metodológico, la mayoría de las implementaciones de GP se basan en métodos lineales penalizados (por ejemplo, de los Campos et al. [15]). SeqBreed incluye algunas de las opciones de GP más populares, como BLUP de pedigrí [16], GBLUP [17] y GBLUP de un solo paso [18]. Hasta ahora, solo se han implementado algoritmos de GP de rasgo único. También se implementa la selección en masa. Para GBLUP y GBLUP de un solo paso, la matriz de relación genómica G se obtiene usando Van-Raden [17] como:</text:p>
      <text:p text:style-name="P11"/>
      <text:p text:style-name="P11">…</text:p>
      <text:p text:style-name="P8"/>
      <text:p text:style-name="P8">donde X es una matriz N × nSNP que contiene genotipos (codificados 0,1,2 desviados de la media) para SNP en el chip, pj es la frecuencia alélica del j-ésimo SNP, N es el número de individuos y nSNP es el número de SNP. Para evitar posibles problemas de singularidad, los elementos diagonales de G se multiplican por 1,05.</text:p>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05:17:24.777122436</meta:creation-date>
    <dc:date>2022-03-16T08:19:01.998977547</dc:date>
    <meta:editing-duration>P1DT7H44M51S</meta:editing-duration>
    <meta:editing-cycles>10</meta:editing-cycles>
    <meta:generator>LibreOffice/6.0.7.3$Linux_X86_64 LibreOffice_project/00m0$Build-3</meta:generator>
    <meta:document-statistic meta:table-count="0" meta:image-count="0" meta:object-count="0" meta:page-count="4" meta:paragraph-count="28" meta:word-count="2062" meta:character-count="13179" meta:non-whitespace-character-count="11142"/>
  </office:meta>
</office:document-meta>
</file>